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68aae" officeooo:paragraph-rsid="00168aae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1c83d3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</style:style>
    <style:style style:name="P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1c83d3"/>
    </style:style>
    <style:style style:name="P7" style:family="paragraph" style:parent-style-name="Standard" style:master-page-name="">
      <loext:graphic-properties draw:fill="none"/>
      <style:paragraph-properties fo:margin-left="2.6cm" fo:margin-right="0cm" fo:text-indent="0cm" style:auto-text-indent="false" style:page-number="auto" fo:background-color="transparent"/>
      <style:text-properties officeooo:paragraph-rsid="0019b80f"/>
    </style:style>
    <style:style style:name="P8" style:family="paragraph" style:parent-style-name="Standard" style:master-page-name="">
      <loext:graphic-properties draw:fill="none"/>
      <style:paragraph-properties fo:margin-left="2.6cm" fo:margin-right="0cm" fo:text-indent="0cm" style:auto-text-indent="false" style:page-number="auto" fo:background-color="transparent"/>
      <style:text-properties fo:font-style="italic" fo:font-weight="bold" officeooo:rsid="001b4fd9" officeooo:paragraph-rsid="001b4fd9" style:font-style-asian="italic" style:font-weight-asian="bold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2.6cm" fo:margin-right="0cm" fo:text-indent="0cm" style:auto-text-indent="false" style:page-number="auto" fo:background-color="transparent"/>
    </style:style>
    <style:style style:name="P10" style:family="paragraph" style:parent-style-name="Standard">
      <loext:graphic-properties draw:fill="none"/>
      <style:paragraph-properties fo:margin-left="2.6cm" fo:margin-right="0cm" fo:text-indent="0cm" style:auto-text-indent="false" fo:background-color="transparent"/>
      <style:text-properties fo:font-style="italic" fo:font-weight="bold" officeooo:rsid="001b4fd9" officeooo:paragraph-rsid="001b4fd9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ec59e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ize="14pt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ed1c24"/>
    </style:style>
    <style:style style:name="T7" style:family="text">
      <style:text-properties fo:color="#ed1c24" officeooo:rsid="001b4fd9"/>
    </style:style>
    <style:style style:name="T8" style:family="text">
      <style:text-properties officeooo:rsid="001c83d3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83d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ec59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Insertion in Linux kernel</text:p>
      <text:p text:style-name="Standard"><text:span text:style-name="T2">Introduction: </text:span><text:span text:style-name="T11">This document will guide you how to insert a module in Linux kernel.</text:span></text:p>
      <text:p text:style-name="P2">1. Static </text:p>
      <text:p text:style-name="Standard"><text:tab/>In this method, the module can be insterted to the kernel image while compiling the kernel.<text:tab/></text:p>
      <text:p text:style-name="P5">This way, the source code along with the make file and insertion mechanism has to be in the path $(TOP_DIR)/drivers/ of the project kernel. While cross compiling the kernel, the module will be compiled and will be included in the image.<text:tab/></text:p>
      <text:p text:style-name="P3"><text:tab/><text:tab/></text:p>
      <text:p text:style-name="P6"><text:tab/>This kind of insertion mechanism has to be accepted if, the driver is well tested and prooved with 0% failure rate.<text:tab/></text:p>
      <text:p text:style-name="P4"><text:span text:style-name="T3"><text:tab/>Procedure :- </text:span>We have to explore this part and update ourselves by 15th Feb.<text:tab/></text:p>
      <text:p text:style-name="P2">2. Dynamic</text:p>
      <text:p text:style-name="Standard"><text:tab/>In dynamic module insertion method, the module can be inserted</text:p>
      <text:p text:style-name="Standard"><text:tab/>at run time. And will be placed in the ram. In this method we need</text:p>
      <text:p text:style-name="Standard"><text:tab/>the cross compiled binary file of the module.</text:p>
      <text:p text:style-name="Standard"><text:tab/></text:p>
      <text:p text:style-name="Standard"><text:tab/>More importantly the module has to be cross compiled individually </text:p>
      <text:p text:style-name="Standard"><text:tab/>with the same cross compiller what has been used for cross compiling</text:p>
      <text:p text:style-name="Standard"><text:tab/>the kernel.</text:p>
      <text:p text:style-name="P2"><text:tab/>Procedure:-</text:p>
      <text:p text:style-name="Standard"><text:tab/><text:tab/>After generating the binary(Ex: mod.ko), copy the file to the </text:p>
      <text:p text:style-name="Standard"><text:tab/><text:tab/>file system. <text:tab/>Ex /.module/exmple_mod.ko</text:p>
      <text:p text:style-name="Standard"><text:tab/><text:tab/>For insrting the module,</text:p>
      <text:p text:style-name="Standard"><text:tab/><text:tab/><text:tab/><text:span text:style-name="T1">$insmod ./example_mod.ko</text:span></text:p>
      <text:p text:style-name="Standard"><text:tab/><text:tab/><text:tab/><text:tab/>or</text:p>
      <text:p text:style-name="P2"><text:tab/><text:tab/><text:tab/>$modprobe ./example_mod.ko</text:p>
      <text:p text:style-name="Standard"><text:tab/><text:tab/>For removing the module,</text:p>
      <text:p text:style-name="P2"><text:tab/><text:tab/><text:tab/>$rmmod example_mod.ko</text:p>
      <text:p text:style-name="Standard"><text:span text:style-name="T6"><text:tab/>{ </text:span><text:span text:style-name="T7">Note - </text:span><text:span text:style-name="T6">This command has to be run after inserting a module otherwise, error will occure.} </text:span></text:p>
      <text:p text:style-name="Standard"><text:tab/><text:span text:style-name="T4">Add the module to init script</text:span><text:span text:style-name="T5">:-</text:span><text:tab/></text:p>
      <text:p text:style-name="P7">Some specific modules, which has special hardware deependencies, need to be inserted at the booting time. For this kind of operations, Linux has defined startup and shutdown runlelvel.</text:p>
      <text:p text:style-name="P9">Default run levels are,</text:p>
      <text:p text:style-name="Standard"><text:tab/><text:tab/><text:tab/>0 – System halt i.e the system can be safely powered off with no activity.</text:p>
      <text:p text:style-name="Standard"><text:tab/><text:tab/><text:tab/>1 – Single user mode.</text:p>
      <text:p text:style-name="Standard"><text:tab/><text:tab/><text:tab/>2 – Multiple user mode with no NFS(network file system).</text:p>
      <text:p text:style-name="Standard"><text:tab/><text:tab/><text:tab/>3 – Multiple user mode under the command line interface and </text:p>
      <text:p text:style-name="Standard"><text:tab/><text:tab/><text:tab/><text:tab/>not under the graphical user interface.</text:p>
      <text:p text:style-name="Standard"><text:tab/><text:tab/><text:tab/>4 – User-definable.</text:p>
      <text:p text:style-name="Standard"><text:tab/><text:tab/><text:tab/>5 – Multiple user mode under GUI (graphical user interface) and this is </text:p>
      <text:p text:style-name="Standard"><text:tab/><text:tab/><text:tab/><text:tab/>the standard runlevel for most of the LINUX based systems.</text:p>
      <text:p text:style-name="Standard"><text:tab/><text:tab/><text:tab/>6 – Reboot which is used to restart the system.</text:p>
      <text:p text:style-name="Standard"><text:tab/></text:p>
      <text:p text:style-name="P8">Procedure:- <text:span text:style-name="T9">Write</text:span><text:span text:style-name="T10"> a script whcih will insert the module from the stored path. Copy the script in /</text:span><text:span text:style-name="T8">etc/init.d/st_dev.sh</text:span><text:span text:style-name="T10">. Run the following command to make the script execute at booting time.</text:span></text:p>
      <text:p text:style-name="P10"><text:span text:style-name="T10"><text:tab/></text:span><text:span text:style-name="T8">$ <text:s/>update-rc.d <text:s/>st_dev.sh <text:s/>start <text:s/>1 <text:s/>3 <text:s/>5 <text:s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45:06.354369827</meta:creation-date>
    <dc:date>2020-01-29T12:08:24.930989984</dc:date>
    <meta:editing-duration>PT23M1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371" meta:character-count="2283" meta:non-whitespace-character-count="1857"/>
  </office:meta>
</office:document-meta>
</file>